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62in"/>
    </style:style>
    <style:style style:name="co2" style:family="table-column">
      <style:table-column-properties fo:break-before="auto" style:column-width="2.7492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0.4272in"/>
    </style:style>
    <style:style style:name="co5" style:family="table-column">
      <style:table-column-properties fo:break-before="auto" style:column-width="0.2972in"/>
    </style:style>
    <style:style style:name="co6" style:family="table-column">
      <style:table-column-properties fo:break-before="auto" style:column-width="0.74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.__NIP__.</text:p>
          </table:table-cell>
          <table:table-cell office:value-type="string">
            <text:p>NOM/PRENOM</text:p>
          </table:table-cell>
          <table:table-cell office:value-type="string">
            <text:p>DS1</text:p>
          </table:table-cell>
          <table:table-cell office:value-type="string">
            <text:p>DS2 </text:p>
          </table:table-cell>
          <table:table-cell office:value-type="string">
            <text:p>TP</text:p>
          </table:table-cell>
          <table:table-cell office:value-type="string">
            <text:p>FINAL</text:p>
          </table:table-cell>
        </table:table-row>
        <table:table-row table:style-name="ro1">
          <table:table-cell office:value-type="float" office:value="10706345">
            <text:p>10706345</text:p>
          </table:table-cell>
          <table:table-cell office:value-type="string">
            <text:p>ABI CHAHINE RACHAD</text:p>
          </table:table-cell>
          <table:table-cell table:number-columns-repeated="4"/>
        </table:table-row>
        <table:table-row table:style-name="ro1">
          <table:table-cell office:value-type="float" office:value="10400496">
            <text:p>10400496</text:p>
          </table:table-cell>
          <table:table-cell office:value-type="string">
            <text:p>ALAPIDE ROMUALD YVES VITO</text:p>
          </table:table-cell>
          <table:table-cell office:value-type="float" office:value="12.5">
            <text:p>12.5</text:p>
          </table:table-cell>
          <table:table-cell office:value-type="float" office:value="10.5">
            <text:p>10.5</text:p>
          </table:table-cell>
          <table:table-cell office:value-type="float" office:value="7">
            <text:p>7</text:p>
          </table:table-cell>
          <table:table-cell table:formula="of:=CEILING(([.E3]+3*MAX([.D3];([.C3]+2*[.D3])/3))/4;0.5)" office:value-type="float" office:value="10.5">
            <text:p>10.5</text:p>
          </table:table-cell>
        </table:table-row>
        <table:table-row table:style-name="ro1">
          <table:table-cell office:value-type="float" office:value="11202547">
            <text:p>11202547</text:p>
          </table:table-cell>
          <table:table-cell office:value-type="string">
            <text:p>ALLAERT BENJAMIN</text:p>
          </table:table-cell>
          <table:table-cell office:value-type="float" office:value="6.5">
            <text:p>6.5</text:p>
          </table:table-cell>
          <table:table-cell office:value-type="float" office:value="9.5">
            <text:p>9.5</text:p>
          </table:table-cell>
          <table:table-cell office:value-type="float" office:value="13">
            <text:p>13</text:p>
          </table:table-cell>
          <table:table-cell table:formula="of:=CEILING(([.E4]+3*MAX([.D4];([.C4]+2*[.D4])/3))/4;0.5)" office:value-type="float" office:value="10.5">
            <text:p>10.5</text:p>
          </table:table-cell>
        </table:table-row>
        <table:table-row table:style-name="ro1">
          <table:table-cell office:value-type="float" office:value="10803235">
            <text:p>10803235</text:p>
          </table:table-cell>
          <table:table-cell office:value-type="string">
            <text:p>ALLART LOIC</text:p>
          </table:table-cell>
          <table:table-cell office:value-type="float" office:value="15.5">
            <text:p>15.5</text:p>
          </table:table-cell>
          <table:table-cell office:value-type="float" office:value="17">
            <text:p>17</text:p>
          </table:table-cell>
          <table:table-cell/>
          <table:table-cell table:formula="of:=CEILING(([.E5]+3*MAX([.D5];([.C5]+2*[.D5])/3))/4;0.5)" office:value-type="float" office:value="13">
            <text:p>13</text:p>
          </table:table-cell>
        </table:table-row>
        <table:table-row table:style-name="ro1">
          <table:table-cell office:value-type="float" office:value="10902730">
            <text:p>10902730</text:p>
          </table:table-cell>
          <table:table-cell office:value-type="string">
            <text:p>ARENS LOIS</text:p>
          </table:table-cell>
          <table:table-cell office:value-type="float" office:value="15.5">
            <text:p>15.5</text:p>
          </table:table-cell>
          <table:table-cell office:value-type="float" office:value="17">
            <text:p>17</text:p>
          </table:table-cell>
          <table:table-cell/>
          <table:table-cell table:formula="of:=CEILING(([.E6]+3*MAX([.D6];([.C6]+2*[.D6])/3))/4;0.5)" office:value-type="float" office:value="13">
            <text:p>13</text:p>
          </table:table-cell>
        </table:table-row>
        <table:table-row table:style-name="ro1">
          <table:table-cell office:value-type="float" office:value="11009647">
            <text:p>11009647</text:p>
          </table:table-cell>
          <table:table-cell office:value-type="string">
            <text:p>AUBRUN ARTHUR</text:p>
          </table:table-cell>
          <table:table-cell/>
          <table:table-cell office:value-type="float" office:value="10.5">
            <text:p>10.5</text:p>
          </table:table-cell>
          <table:table-cell office:value-type="float" office:value="7">
            <text:p>7</text:p>
          </table:table-cell>
          <table:table-cell table:formula="of:=CEILING(([.E7]+3*MAX([.D7];([.C7]+2*[.D7])/3))/4;0.5)" office:value-type="float" office:value="10">
            <text:p>10</text:p>
          </table:table-cell>
        </table:table-row>
        <table:table-row table:style-name="ro1">
          <table:table-cell office:value-type="float" office:value="10902482">
            <text:p>10902482</text:p>
          </table:table-cell>
          <table:table-cell office:value-type="string">
            <text:p>BARON LUCIE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8">
            <text:p>8</text:p>
          </table:table-cell>
          <table:table-cell table:formula="of:=CEILING(([.E8]+3*MAX([.D8];([.C8]+2*[.D8])/3))/4;0.5)" office:value-type="float" office:value="6.5">
            <text:p>6.5</text:p>
          </table:table-cell>
        </table:table-row>
        <table:table-row table:style-name="ro1">
          <table:table-cell office:value-type="float" office:value="11008606">
            <text:p>11008606</text:p>
          </table:table-cell>
          <table:table-cell office:value-type="string">
            <text:p>BELMONTE ROMAIN</text:p>
          </table:table-cell>
          <table:table-cell/>
          <table:table-cell office:value-type="float" office:value="14.5">
            <text:p>14.5</text:p>
          </table:table-cell>
          <table:table-cell office:value-type="float" office:value="8">
            <text:p>8</text:p>
          </table:table-cell>
          <table:table-cell table:formula="of:=CEILING(([.E9]+3*MAX([.D9];([.C9]+2*[.D9])/3))/4;0.5)" office:value-type="float" office:value="13">
            <text:p>13</text:p>
          </table:table-cell>
        </table:table-row>
        <table:table-row table:style-name="ro1">
          <table:table-cell office:value-type="float" office:value="11104133">
            <text:p>11104133</text:p>
          </table:table-cell>
          <table:table-cell office:value-type="string">
            <text:p>BEN ALI ADEL</text:p>
          </table:table-cell>
          <table:table-cell table:number-columns-repeated="3"/>
          <table:table-cell table:formula="of:=CEILING(([.E10]+3*MAX([.D10];([.C10]+2*[.D10])/3))/4;0.5)" office:value-type="float" office:value="0">
            <text:p>0</text:p>
          </table:table-cell>
        </table:table-row>
        <table:table-row table:style-name="ro1">
          <table:table-cell office:value-type="float" office:value="10207826">
            <text:p>10207826</text:p>
          </table:table-cell>
          <table:table-cell office:value-type="string">
            <text:p>BENOUIZ EL MEHDI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/>
          <table:table-cell table:formula="of:=CEILING(([.E11]+3*MAX([.D11];([.C11]+2*[.D11])/3))/4;0.5)" office:value-type="float" office:value="7.5">
            <text:p>7.5</text:p>
          </table:table-cell>
        </table:table-row>
        <table:table-row table:style-name="ro1">
          <table:table-cell office:value-type="float" office:value="11107032">
            <text:p>11107032</text:p>
          </table:table-cell>
          <table:table-cell office:value-type="string">
            <text:p>BERTON EDOUARD</text:p>
          </table:table-cell>
          <table:table-cell office:value-type="float" office:value="12.5">
            <text:p>12.5</text:p>
          </table:table-cell>
          <table:table-cell office:value-type="float" office:value="13.5">
            <text:p>13.5</text:p>
          </table:table-cell>
          <table:table-cell office:value-type="float" office:value="11">
            <text:p>11</text:p>
          </table:table-cell>
          <table:table-cell table:formula="of:=CEILING(([.E12]+3*MAX([.D12];([.C12]+2*[.D12])/3))/4;0.5)" office:value-type="float" office:value="13">
            <text:p>13</text:p>
          </table:table-cell>
        </table:table-row>
        <table:table-row table:style-name="ro1">
          <table:table-cell office:value-type="float" office:value="11202488">
            <text:p>11202488</text:p>
          </table:table-cell>
          <table:table-cell office:value-type="string">
            <text:p>BESSET THOMAS</text:p>
          </table:table-cell>
          <table:table-cell office:value-type="float" office:value="17">
            <text:p>17</text:p>
          </table:table-cell>
          <table:table-cell office:value-type="float" office:value="12.5">
            <text:p>12.5</text:p>
          </table:table-cell>
          <table:table-cell/>
          <table:table-cell table:formula="of:=CEILING(([.E13]+3*MAX([.D13];([.C13]+2*[.D13])/3))/4;0.5)" office:value-type="float" office:value="10.5">
            <text:p>10.5</text:p>
          </table:table-cell>
        </table:table-row>
        <table:table-row table:style-name="ro1">
          <table:table-cell office:value-type="float" office:value="10902043">
            <text:p>10902043</text:p>
          </table:table-cell>
          <table:table-cell office:value-type="string">
            <text:p>BILLIET LOUIS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formula="of:=CEILING(([.E14]+3*MAX([.D14];([.C14]+2*[.D14])/3))/4;0.5)" office:value-type="float" office:value="14.5">
            <text:p>14.5</text:p>
          </table:table-cell>
        </table:table-row>
        <table:table-row table:style-name="ro1">
          <table:table-cell office:value-type="float" office:value="11203875">
            <text:p>11203875</text:p>
          </table:table-cell>
          <table:table-cell office:value-type="string">
            <text:p>BOENS REMI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CEILING(([.E15]+3*MAX([.D15];([.C15]+2*[.D15])/3))/4;0.5)" office:value-type="float" office:value="9">
            <text:p>9</text:p>
          </table:table-cell>
        </table:table-row>
        <table:table-row table:style-name="ro1">
          <table:table-cell office:value-type="float" office:value="10709141">
            <text:p>10709141</text:p>
          </table:table-cell>
          <table:table-cell office:value-type="string">
            <text:p>BONTE JEREMY</text:p>
          </table:table-cell>
          <table:table-cell office:value-type="float" office:value="9.5">
            <text:p>9.5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formula="of:=CEILING(([.E16]+3*MAX([.D16];([.C16]+2*[.D16])/3))/4;0.5)" office:value-type="float" office:value="9">
            <text:p>9</text:p>
          </table:table-cell>
        </table:table-row>
        <table:table-row table:style-name="ro1">
          <table:table-cell office:value-type="float" office:value="11105692">
            <text:p>11105692</text:p>
          </table:table-cell>
          <table:table-cell office:value-type="string">
            <text:p>BOUAZZA YOUNES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/>
          <table:table-cell table:formula="of:=CEILING(([.E17]+3*MAX([.D17];([.C17]+2*[.D17])/3))/4;0.5)" office:value-type="float" office:value="6">
            <text:p>6</text:p>
          </table:table-cell>
        </table:table-row>
        <table:table-row table:style-name="ro1">
          <table:table-cell office:value-type="float" office:value="10901477">
            <text:p>10901477</text:p>
          </table:table-cell>
          <table:table-cell office:value-type="string">
            <text:p>BOUDJAJ JAMAL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EILING(([.E18]+3*MAX([.D18];([.C18]+2*[.D18])/3))/4;0.5)" office:value-type="float" office:value="7">
            <text:p>7</text:p>
          </table:table-cell>
        </table:table-row>
        <table:table-row table:style-name="ro1">
          <table:table-cell office:value-type="float" office:value="10902478">
            <text:p>10902478</text:p>
          </table:table-cell>
          <table:table-cell office:value-type="string">
            <text:p>BOUQUET YOANN</text:p>
          </table:table-cell>
          <table:table-cell office:value-type="float" office:value="9.5">
            <text:p>9.5</text:p>
          </table:table-cell>
          <table:table-cell office:value-type="float" office:value="7.5">
            <text:p>7.5</text:p>
          </table:table-cell>
          <table:table-cell/>
          <table:table-cell table:formula="of:=CEILING(([.E19]+3*MAX([.D19];([.C19]+2*[.D19])/3))/4;0.5)" office:value-type="float" office:value="6.5">
            <text:p>6.5</text:p>
          </table:table-cell>
        </table:table-row>
        <table:table-row table:style-name="ro1">
          <table:table-cell office:value-type="float" office:value="11203188">
            <text:p>11203188</text:p>
          </table:table-cell>
          <table:table-cell office:value-type="string">
            <text:p>BOUTIN BENOIT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8">
            <text:p>8</text:p>
          </table:table-cell>
          <table:table-cell table:formula="of:=CEILING(([.E20]+3*MAX([.D20];([.C20]+2*[.D20])/3))/4;0.5)" office:value-type="float" office:value="7">
            <text:p>7</text:p>
          </table:table-cell>
        </table:table-row>
        <table:table-row table:style-name="ro1">
          <table:table-cell office:value-type="float" office:value="11003674">
            <text:p>11003674</text:p>
          </table:table-cell>
          <table:table-cell office:value-type="string">
            <text:p>BOUZIANE RABAB</text:p>
          </table:table-cell>
          <table:table-cell office:value-type="float" office:value="6">
            <text:p>6</text:p>
          </table:table-cell>
          <table:table-cell office:value-type="float" office:value="11.5">
            <text:p>11.5</text:p>
          </table:table-cell>
          <table:table-cell office:value-type="float" office:value="10">
            <text:p>10</text:p>
          </table:table-cell>
          <table:table-cell table:formula="of:=CEILING(([.E21]+3*MAX([.D21];([.C21]+2*[.D21])/3))/4;0.5)" office:value-type="float" office:value="11.5">
            <text:p>11.5</text:p>
          </table:table-cell>
        </table:table-row>
        <table:table-row table:style-name="ro1">
          <table:table-cell office:value-type="float" office:value="11007999">
            <text:p>11007999</text:p>
          </table:table-cell>
          <table:table-cell office:value-type="string">
            <text:p>BUISINE THOMAS</text:p>
          </table:table-cell>
          <table:table-cell office:value-type="float" office:value="8.5">
            <text:p>8.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CEILING(([.E22]+3*MAX([.D22];([.C22]+2*[.D22])/3))/4;0.5)" office:value-type="float" office:value="13">
            <text:p>13</text:p>
          </table:table-cell>
        </table:table-row>
        <table:table-row table:style-name="ro1">
          <table:table-cell office:value-type="float" office:value="11204386">
            <text:p>11204386</text:p>
          </table:table-cell>
          <table:table-cell office:value-type="string">
            <text:p>BURILLON ADRIEN</text:p>
          </table:table-cell>
          <table:table-cell office:value-type="float" office:value="9">
            <text:p>9</text:p>
          </table:table-cell>
          <table:table-cell office:value-type="float" office:value="11.5">
            <text:p>11.5</text:p>
          </table:table-cell>
          <table:table-cell/>
          <table:table-cell table:formula="of:=CEILING(([.E23]+3*MAX([.D23];([.C23]+2*[.D23])/3))/4;0.5)" office:value-type="float" office:value="9">
            <text:p>9</text:p>
          </table:table-cell>
        </table:table-row>
        <table:table-row table:style-name="ro1">
          <table:table-cell office:value-type="float" office:value="11202712">
            <text:p>11202712</text:p>
          </table:table-cell>
          <table:table-cell office:value-type="string">
            <text:p>CAMBERLIN THOMAS</text:p>
          </table:table-cell>
          <table:table-cell office:value-type="float" office:value="10">
            <text:p>10</text:p>
          </table:table-cell>
          <table:table-cell office:value-type="float" office:value="13.5">
            <text:p>13.5</text:p>
          </table:table-cell>
          <table:table-cell/>
          <table:table-cell table:formula="of:=CEILING(([.E24]+3*MAX([.D24];([.C24]+2*[.D24])/3))/4;0.5)" office:value-type="float" office:value="10.5">
            <text:p>10.5</text:p>
          </table:table-cell>
        </table:table-row>
        <table:table-row table:style-name="ro1">
          <table:table-cell office:value-type="float" office:value="11202601">
            <text:p>11202601</text:p>
          </table:table-cell>
          <table:table-cell office:value-type="string">
            <text:p>CAMIER MICKAEL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CEILING(([.E25]+3*MAX([.D25];([.C25]+2*[.D25])/3))/4;0.5)" office:value-type="float" office:value="8.5">
            <text:p>8.5</text:p>
          </table:table-cell>
        </table:table-row>
        <table:table-row table:style-name="ro1">
          <table:table-cell office:value-type="float" office:value="11103780">
            <text:p>11103780</text:p>
          </table:table-cell>
          <table:table-cell office:value-type="string">
            <text:p>CAVELIER TRISTAN</text:p>
          </table:table-cell>
          <table:table-cell office:value-type="float" office:value="14.5">
            <text:p>14.5</text:p>
          </table:table-cell>
          <table:table-cell office:value-type="float" office:value="18.5">
            <text:p>18.5</text:p>
          </table:table-cell>
          <table:table-cell office:value-type="float" office:value="12">
            <text:p>12</text:p>
          </table:table-cell>
          <table:table-cell table:formula="of:=CEILING(([.E26]+3*MAX([.D26];([.C26]+2*[.D26])/3))/4;0.5)" office:value-type="float" office:value="17">
            <text:p>17</text:p>
          </table:table-cell>
        </table:table-row>
        <table:table-row table:style-name="ro1">
          <table:table-cell office:value-type="float" office:value="11204119">
            <text:p>11204119</text:p>
          </table:table-cell>
          <table:table-cell office:value-type="string">
            <text:p>CEPA BENJAMIN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/>
          <table:table-cell table:formula="of:=CEILING(([.E27]+3*MAX([.D27];([.C27]+2*[.D27])/3))/4;0.5)" office:value-type="float" office:value="6">
            <text:p>6</text:p>
          </table:table-cell>
        </table:table-row>
        <table:table-row table:style-name="ro1">
          <table:table-cell office:value-type="float" office:value="11007266">
            <text:p>11007266</text:p>
          </table:table-cell>
          <table:table-cell office:value-type="string">
            <text:p>CHABIN THOMAS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f:=CEILING(([.E28]+3*MAX([.D28];([.C28]+2*[.D28])/3))/4;0.5)" office:value-type="float" office:value="10.5">
            <text:p>10.5</text:p>
          </table:table-cell>
        </table:table-row>
        <table:table-row table:style-name="ro1">
          <table:table-cell office:value-type="float" office:value="10905374">
            <text:p>10905374</text:p>
          </table:table-cell>
          <table:table-cell office:value-type="string">
            <text:p>CHAHBOUNI OMAR</text:p>
          </table:table-cell>
          <table:table-cell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table:formula="of:=CEILING(([.E29]+3*MAX([.D29];([.C29]+2*[.D29])/3))/4;0.5)" office:value-type="float" office:value="8">
            <text:p>8</text:p>
          </table:table-cell>
        </table:table-row>
        <table:table-row table:style-name="ro1">
          <table:table-cell office:value-type="float" office:value="11001905">
            <text:p>11001905</text:p>
          </table:table-cell>
          <table:table-cell office:value-type="string">
            <text:p>COLMAN NICOLAS</text:p>
          </table:table-cell>
          <table:table-cell office:value-type="float" office:value="4.5">
            <text:p>4.5</text:p>
          </table:table-cell>
          <table:table-cell table:number-columns-repeated="2" office:value-type="float" office:value="10">
            <text:p>10</text:p>
          </table:table-cell>
          <table:table-cell table:formula="of:=CEILING(([.E30]+3*MAX([.D30];([.C30]+2*[.D30])/3))/4;0.5)" office:value-type="float" office:value="10">
            <text:p>10</text:p>
          </table:table-cell>
        </table:table-row>
        <table:table-row table:style-name="ro1">
          <table:table-cell office:value-type="float" office:value="11005722">
            <text:p>11005722</text:p>
          </table:table-cell>
          <table:table-cell office:value-type="string">
            <text:p>COYARD NICOLAS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EILING(([.E31]+3*MAX([.D31];([.C31]+2*[.D31])/3))/4;0.5)" office:value-type="float" office:value="4.5">
            <text:p>4.5</text:p>
          </table:table-cell>
        </table:table-row>
        <table:table-row table:style-name="ro1">
          <table:table-cell office:value-type="float" office:value="11203074">
            <text:p>11203074</text:p>
          </table:table-cell>
          <table:table-cell office:value-type="string">
            <text:p>CREPEL-CARDON THOMAS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CEILING(([.E32]+3*MAX([.D32];([.C32]+2*[.D32])/3))/4;0.5)" office:value-type="float" office:value="8.5">
            <text:p>8.5</text:p>
          </table:table-cell>
        </table:table-row>
        <table:table-row table:style-name="ro1">
          <table:table-cell office:value-type="float" office:value="11105643">
            <text:p>11105643</text:p>
          </table:table-cell>
          <table:table-cell office:value-type="string">
            <text:p>DARMAL RIDA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table:formula="of:=CEILING(([.E33]+3*MAX([.D33];([.C33]+2*[.D33])/3))/4;0.5)" office:value-type="float" office:value="3.5">
            <text:p>3.5</text:p>
          </table:table-cell>
        </table:table-row>
        <table:table-row table:style-name="ro1">
          <table:table-cell office:value-type="float" office:value="11104271">
            <text:p>11104271</text:p>
          </table:table-cell>
          <table:table-cell office:value-type="string">
            <text:p>DAVID FLORENT</text:p>
          </table:table-cell>
          <table:table-cell office:value-type="float" office:value="9.5">
            <text:p>9.5</text:p>
          </table:table-cell>
          <table:table-cell office:value-type="float" office:value="8.5">
            <text:p>8.5</text:p>
          </table:table-cell>
          <table:table-cell office:value-type="float" office:value="13">
            <text:p>13</text:p>
          </table:table-cell>
          <table:table-cell table:formula="of:=CEILING(([.E34]+3*MAX([.D34];([.C34]+2*[.D34])/3))/4;0.5)" office:value-type="float" office:value="10">
            <text:p>10</text:p>
          </table:table-cell>
        </table:table-row>
        <table:table-row table:style-name="ro1">
          <table:table-cell office:value-type="float" office:value="10703687">
            <text:p>10703687</text:p>
          </table:table-cell>
          <table:table-cell office:value-type="string">
            <text:p>DEBEHOGNE DAVID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CEILING(([.E35]+3*MAX([.D35];([.C35]+2*[.D35])/3))/4;0.5)" office:value-type="float" office:value="8.5">
            <text:p>8.5</text:p>
          </table:table-cell>
        </table:table-row>
        <table:table-row table:style-name="ro1">
          <table:table-cell office:value-type="float" office:value="11202611">
            <text:p>11202611</text:p>
          </table:table-cell>
          <table:table-cell office:value-type="string">
            <text:p>DEBREU OLIVIER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formula="of:=CEILING(([.E36]+3*MAX([.D36];([.C36]+2*[.D36])/3))/4;0.5)" office:value-type="float" office:value="12">
            <text:p>12</text:p>
          </table:table-cell>
        </table:table-row>
        <table:table-row table:style-name="ro1">
          <table:table-cell office:value-type="float" office:value="11003051">
            <text:p>11003051</text:p>
          </table:table-cell>
          <table:table-cell office:value-type="string">
            <text:p>DECLERCK JEROME</text:p>
          </table:table-cell>
          <table:table-cell office:value-type="float" office:value="8.5">
            <text:p>8.5</text:p>
          </table:table-cell>
          <table:table-cell office:value-type="float" office:value="9.5">
            <text:p>9.5</text:p>
          </table:table-cell>
          <table:table-cell office:value-type="float" office:value="8">
            <text:p>8</text:p>
          </table:table-cell>
          <table:table-cell table:formula="of:=CEILING(([.E37]+3*MAX([.D37];([.C37]+2*[.D37])/3))/4;0.5)" office:value-type="float" office:value="9.5">
            <text:p>9.5</text:p>
          </table:table-cell>
        </table:table-row>
        <table:table-row table:style-name="ro1">
          <table:table-cell office:value-type="float" office:value="11007384">
            <text:p>11007384</text:p>
          </table:table-cell>
          <table:table-cell office:value-type="string">
            <text:p>DELAVENNAT JULIEN</text:p>
          </table:table-cell>
          <table:table-cell office:value-type="float" office:value="15.5">
            <text:p>15.5</text:p>
          </table:table-cell>
          <table:table-cell office:value-type="float" office:value="13.5">
            <text:p>13.5</text:p>
          </table:table-cell>
          <table:table-cell/>
          <table:table-cell table:formula="of:=CEILING(([.E38]+3*MAX([.D38];([.C38]+2*[.D38])/3))/4;0.5)" office:value-type="float" office:value="11">
            <text:p>11</text:p>
          </table:table-cell>
        </table:table-row>
        <table:table-row table:style-name="ro1">
          <table:table-cell office:value-type="float" office:value="11105882">
            <text:p>11105882</text:p>
          </table:table-cell>
          <table:table-cell office:value-type="string">
            <text:p>DELERUE PIERRE</text:p>
          </table:table-cell>
          <table:table-cell table:number-columns-repeated="3"/>
          <table:table-cell table:formula="of:=CEILING(([.E39]+3*MAX([.D39];([.C39]+2*[.D39])/3))/4;0.5)" office:value-type="float" office:value="0">
            <text:p>0</text:p>
          </table:table-cell>
        </table:table-row>
        <table:table-row table:style-name="ro1">
          <table:table-cell office:value-type="float" office:value="11204130">
            <text:p>11204130</text:p>
          </table:table-cell>
          <table:table-cell office:value-type="string">
            <text:p>DEMOKRI SHABNAM</text:p>
          </table:table-cell>
          <table:table-cell table:number-columns-repeated="3"/>
          <table:table-cell table:formula="of:=CEILING(([.E40]+3*MAX([.D40];([.C40]+2*[.D40])/3))/4;0.5)" office:value-type="float" office:value="0">
            <text:p>0</text:p>
          </table:table-cell>
        </table:table-row>
        <table:table-row table:style-name="ro1">
          <table:table-cell office:value-type="float" office:value="10900579">
            <text:p>10900579</text:p>
          </table:table-cell>
          <table:table-cell office:value-type="string">
            <text:p>DEPAUW SYLVAIN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CEILING(([.E41]+3*MAX([.D41];([.C41]+2*[.D41])/3))/4;0.5)" office:value-type="float" office:value="9.5">
            <text:p>9.5</text:p>
          </table:table-cell>
        </table:table-row>
        <table:table-row table:style-name="ro1">
          <table:table-cell office:value-type="float" office:value="11207048">
            <text:p>11207048</text:p>
          </table:table-cell>
          <table:table-cell office:value-type="string">
            <text:p>DESMIDT MATHIEU</text:p>
          </table:table-cell>
          <table:table-cell table:number-columns-repeated="3"/>
          <table:table-cell table:formula="of:=CEILING(([.E42]+3*MAX([.D42];([.C42]+2*[.D42])/3))/4;0.5)" office:value-type="float" office:value="0">
            <text:p>0</text:p>
          </table:table-cell>
        </table:table-row>
        <table:table-row table:style-name="ro1">
          <table:table-cell office:value-type="float" office:value="11008108">
            <text:p>11008108</text:p>
          </table:table-cell>
          <table:table-cell office:value-type="string">
            <text:p>DHALEINE LUCILLE</text:p>
          </table:table-cell>
          <table:table-cell office:value-type="float" office:value="11.5">
            <text:p>11.5</text:p>
          </table:table-cell>
          <table:table-cell office:value-type="float" office:value="13.5">
            <text:p>13.5</text:p>
          </table:table-cell>
          <table:table-cell office:value-type="float" office:value="10">
            <text:p>10</text:p>
          </table:table-cell>
          <table:table-cell table:formula="of:=CEILING(([.E43]+3*MAX([.D43];([.C43]+2*[.D43])/3))/4;0.5)" office:value-type="float" office:value="13">
            <text:p>13</text:p>
          </table:table-cell>
        </table:table-row>
        <table:table-row table:style-name="ro1">
          <table:table-cell office:value-type="float" office:value="11202614">
            <text:p>11202614</text:p>
          </table:table-cell>
          <table:table-cell office:value-type="string">
            <text:p>DHELLEMMES RONAN</text:p>
          </table:table-cell>
          <table:table-cell office:value-type="float" office:value="17.5">
            <text:p>17.5</text:p>
          </table:table-cell>
          <table:table-cell office:value-type="float" office:value="17">
            <text:p>17</text:p>
          </table:table-cell>
          <table:table-cell/>
          <table:table-cell table:formula="of:=CEILING(([.E44]+3*MAX([.D44];([.C44]+2*[.D44])/3))/4;0.5)" office:value-type="float" office:value="13">
            <text:p>13</text:p>
          </table:table-cell>
        </table:table-row>
        <table:table-row table:style-name="ro1">
          <table:table-cell office:value-type="float" office:value="11105670">
            <text:p>11105670</text:p>
          </table:table-cell>
          <table:table-cell office:value-type="string">
            <text:p>DIAZ JEREMY</text:p>
          </table:table-cell>
          <table:table-cell office:value-type="float" office:value="12">
            <text:p>12</text:p>
          </table:table-cell>
          <table:table-cell office:value-type="float" office:value="8.5">
            <text:p>8.5</text:p>
          </table:table-cell>
          <table:table-cell office:value-type="float" office:value="11">
            <text:p>11</text:p>
          </table:table-cell>
          <table:table-cell table:formula="of:=CEILING(([.E45]+3*MAX([.D45];([.C45]+2*[.D45])/3))/4;0.5)" office:value-type="float" office:value="10">
            <text:p>10</text:p>
          </table:table-cell>
        </table:table-row>
        <table:table-row table:style-name="ro1">
          <table:table-cell office:value-type="float" office:value="11202853">
            <text:p>11202853</text:p>
          </table:table-cell>
          <table:table-cell office:value-type="string">
            <text:p>DIGEON BENJAMIN</text:p>
          </table:table-cell>
          <table:table-cell office:value-type="float" office:value="12.5">
            <text:p>12.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CEILING(([.E46]+3*MAX([.D46];([.C46]+2*[.D46])/3))/4;0.5)" office:value-type="float" office:value="9.5">
            <text:p>9.5</text:p>
          </table:table-cell>
        </table:table-row>
        <table:table-row table:style-name="ro1">
          <table:table-cell office:value-type="float" office:value="11204285">
            <text:p>11204285</text:p>
          </table:table-cell>
          <table:table-cell office:value-type="string">
            <text:p>DOCHEZ STEFAN</text:p>
          </table:table-cell>
          <table:table-cell office:value-type="float" office:value="12.5">
            <text:p>12.5</text:p>
          </table:table-cell>
          <table:table-cell office:value-type="float" office:value="7.5">
            <text:p>7.5</text:p>
          </table:table-cell>
          <table:table-cell office:value-type="float" office:value="10">
            <text:p>10</text:p>
          </table:table-cell>
          <table:table-cell table:formula="of:=CEILING(([.E47]+3*MAX([.D47];([.C47]+2*[.D47])/3))/4;0.5)" office:value-type="float" office:value="9.5">
            <text:p>9.5</text:p>
          </table:table-cell>
        </table:table-row>
        <table:table-row table:style-name="ro1">
          <table:table-cell office:value-type="float" office:value="10801379">
            <text:p>10801379</text:p>
          </table:table-cell>
          <table:table-cell office:value-type="string">
            <text:p>DUFOUR JUSTIN</text:p>
          </table:table-cell>
          <table:table-cell office:value-type="float" office:value="13">
            <text:p>13</text:p>
          </table:table-cell>
          <table:table-cell office:value-type="float" office:value="8.5">
            <text:p>8.5</text:p>
          </table:table-cell>
          <table:table-cell/>
          <table:table-cell table:formula="of:=CEILING(([.E48]+3*MAX([.D48];([.C48]+2*[.D48])/3))/4;0.5)" office:value-type="float" office:value="7.5">
            <text:p>7.5</text:p>
          </table:table-cell>
        </table:table-row>
        <table:table-row table:style-name="ro1">
          <table:table-cell office:value-type="float" office:value="10903249">
            <text:p>10903249</text:p>
          </table:table-cell>
          <table:table-cell office:value-type="string">
            <text:p>DURIBREUX JULIEN</text:p>
          </table:table-cell>
          <table:table-cell office:value-type="float" office:value="12.5">
            <text:p>12.5</text:p>
          </table:table-cell>
          <table:table-cell office:value-type="float" office:value="11.5">
            <text:p>11.5</text:p>
          </table:table-cell>
          <table:table-cell/>
          <table:table-cell table:formula="of:=CEILING(([.E49]+3*MAX([.D49];([.C49]+2*[.D49])/3))/4;0.5)" office:value-type="float" office:value="9">
            <text:p>9</text:p>
          </table:table-cell>
        </table:table-row>
        <table:table-row table:style-name="ro1">
          <table:table-cell office:value-type="float" office:value="11203059">
            <text:p>11203059</text:p>
          </table:table-cell>
          <table:table-cell office:value-type="string">
            <text:p>DURUISSEAU MICKAEL</text:p>
          </table:table-cell>
          <table:table-cell office:value-type="float" office:value="16.5">
            <text:p>16.5</text:p>
          </table:table-cell>
          <table:table-cell office:value-type="float" office:value="12.5">
            <text:p>12.5</text:p>
          </table:table-cell>
          <table:table-cell/>
          <table:table-cell table:formula="of:=CEILING(([.E50]+3*MAX([.D50];([.C50]+2*[.D50])/3))/4;0.5)" office:value-type="float" office:value="10.5">
            <text:p>10.5</text:p>
          </table:table-cell>
        </table:table-row>
        <table:table-row table:style-name="ro1">
          <table:table-cell office:value-type="float" office:value="11010278">
            <text:p>11010278</text:p>
          </table:table-cell>
          <table:table-cell office:value-type="string">
            <text:p>ECH CHARRAQ NABI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CEILING(([.E51]+3*MAX([.D51];([.C51]+2*[.D51])/3))/4;0.5)" office:value-type="float" office:value="2.5">
            <text:p>2.5</text:p>
          </table:table-cell>
        </table:table-row>
        <table:table-row table:style-name="ro1">
          <table:table-cell office:value-type="float" office:value="11103620">
            <text:p>11103620</text:p>
          </table:table-cell>
          <table:table-cell office:value-type="string">
            <text:p>EL ACHIQI ANAS</text:p>
          </table:table-cell>
          <table:table-cell/>
          <table:table-cell office:value-type="float" office:value="6.5">
            <text:p>6.5</text:p>
          </table:table-cell>
          <table:table-cell/>
          <table:table-cell table:formula="of:=CEILING(([.E52]+3*MAX([.D52];([.C52]+2*[.D52])/3))/4;0.5)" office:value-type="float" office:value="5">
            <text:p>5</text:p>
          </table:table-cell>
        </table:table-row>
        <table:table-row table:style-name="ro1">
          <table:table-cell office:value-type="float" office:value="11204729">
            <text:p>11204729</text:p>
          </table:table-cell>
          <table:table-cell office:value-type="string">
            <text:p>EL ARBAOUI SARA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/>
          <table:table-cell table:formula="of:=CEILING(([.E53]+3*MAX([.D53];([.C53]+2*[.D53])/3))/4;0.5)" office:value-type="float" office:value="5">
            <text:p>5</text:p>
          </table:table-cell>
        </table:table-row>
        <table:table-row table:style-name="ro1">
          <table:table-cell office:value-type="float" office:value="11207722">
            <text:p>11207722</text:p>
          </table:table-cell>
          <table:table-cell office:value-type="string">
            <text:p>EL HABOUSSI ABDELSALEM</text:p>
          </table:table-cell>
          <table:table-cell table:number-columns-repeated="3"/>
          <table:table-cell table:formula="of:=CEILING(([.E54]+3*MAX([.D54];([.C54]+2*[.D54])/3))/4;0.5)" office:value-type="float" office:value="0">
            <text:p>0</text:p>
          </table:table-cell>
        </table:table-row>
        <table:table-row table:style-name="ro1">
          <table:table-cell office:value-type="float" office:value="11204097">
            <text:p>11204097</text:p>
          </table:table-cell>
          <table:table-cell office:value-type="string">
            <text:p>EL IDRISSI ABDERRAHIME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/>
          <table:table-cell table:formula="of:=CEILING(([.E55]+3*MAX([.D55];([.C55]+2*[.D55])/3))/4;0.5)" office:value-type="float" office:value="5">
            <text:p>5</text:p>
          </table:table-cell>
        </table:table-row>
        <table:table-row table:style-name="ro1">
          <table:table-cell office:value-type="float" office:value="10902418">
            <text:p>10902418</text:p>
          </table:table-cell>
          <table:table-cell office:value-type="string">
            <text:p>EL MEKKI AMINA</text:p>
          </table:table-cell>
          <table:table-cell office:value-type="float" office:value="6.5">
            <text:p>6.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CEILING(([.E56]+3*MAX([.D56];([.C56]+2*[.D56])/3))/4;0.5)" office:value-type="float" office:value="9.5">
            <text:p>9.5</text:p>
          </table:table-cell>
        </table:table-row>
        <table:table-row table:style-name="ro1">
          <table:table-cell office:value-type="float" office:value="11206067">
            <text:p>11206067</text:p>
          </table:table-cell>
          <table:table-cell office:value-type="string">
            <text:p>ELKHOTFI MINA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table:formula="of:=CEILING(([.E57]+3*MAX([.D57];([.C57]+2*[.D57])/3))/4;0.5)" office:value-type="float" office:value="3.5">
            <text:p>3.5</text:p>
          </table:table-cell>
        </table:table-row>
        <table:table-row table:style-name="ro1">
          <table:table-cell office:value-type="float" office:value="10901443">
            <text:p>10901443</text:p>
          </table:table-cell>
          <table:table-cell office:value-type="string">
            <text:p>FIX VALENTIN</text:p>
          </table:table-cell>
          <table:table-cell office:value-type="float" office:value="6.5">
            <text:p>6.5</text:p>
          </table:table-cell>
          <table:table-cell office:value-type="float" office:value="5">
            <text:p>5</text:p>
          </table:table-cell>
          <table:table-cell/>
          <table:table-cell table:formula="of:=CEILING(([.E58]+3*MAX([.D58];([.C58]+2*[.D58])/3))/4;0.5)" office:value-type="float" office:value="4.5">
            <text:p>4.5</text:p>
          </table:table-cell>
        </table:table-row>
        <table:table-row table:style-name="ro1">
          <table:table-cell office:value-type="float" office:value="10902265">
            <text:p>10902265</text:p>
          </table:table-cell>
          <table:table-cell office:value-type="string">
            <text:p>FLAHAUW BENJAMIN</text:p>
          </table:table-cell>
          <table:table-cell office:value-type="float" office:value="5.5">
            <text:p>5.5</text:p>
          </table:table-cell>
          <table:table-cell office:value-type="float" office:value="9.5">
            <text:p>9.5</text:p>
          </table:table-cell>
          <table:table-cell/>
          <table:table-cell table:formula="of:=CEILING(([.E59]+3*MAX([.D59];([.C59]+2*[.D59])/3))/4;0.5)" office:value-type="float" office:value="7.5">
            <text:p>7.5</text:p>
          </table:table-cell>
        </table:table-row>
        <table:table-row table:style-name="ro1">
          <table:table-cell office:value-type="float" office:value="11103530">
            <text:p>11103530</text:p>
          </table:table-cell>
          <table:table-cell office:value-type="string">
            <text:p>FONTAINE JEREMY</text:p>
          </table:table-cell>
          <table:table-cell table:number-columns-repeated="3"/>
          <table:table-cell table:formula="of:=CEILING(([.E60]+3*MAX([.D60];([.C60]+2*[.D60])/3))/4;0.5)" office:value-type="float" office:value="0">
            <text:p>0</text:p>
          </table:table-cell>
        </table:table-row>
        <table:table-row table:style-name="ro1">
          <table:table-cell office:value-type="float" office:value="11002172">
            <text:p>11002172</text:p>
          </table:table-cell>
          <table:table-cell office:value-type="string">
            <text:p>FORGET VINCENT</text:p>
          </table:table-cell>
          <table:table-cell office:value-type="float" office:value="11.5">
            <text:p>11.5</text:p>
          </table:table-cell>
          <table:table-cell office:value-type="float" office:value="9.5">
            <text:p>9.5</text:p>
          </table:table-cell>
          <table:table-cell/>
          <table:table-cell table:formula="of:=CEILING(([.E61]+3*MAX([.D61];([.C61]+2*[.D61])/3))/4;0.5)" office:value-type="float" office:value="8">
            <text:p>8</text:p>
          </table:table-cell>
        </table:table-row>
        <table:table-row table:style-name="ro1">
          <table:table-cell office:value-type="float" office:value="11202287">
            <text:p>11202287</text:p>
          </table:table-cell>
          <table:table-cell office:value-type="string">
            <text:p>FOULON NICOLAS</text:p>
          </table:table-cell>
          <table:table-cell office:value-type="float" office:value="8.5">
            <text:p>8.5</text:p>
          </table:table-cell>
          <table:table-cell office:value-type="float" office:value="9.5">
            <text:p>9.5</text:p>
          </table:table-cell>
          <table:table-cell office:value-type="float" office:value="11">
            <text:p>11</text:p>
          </table:table-cell>
          <table:table-cell table:formula="of:=CEILING(([.E62]+3*MAX([.D62];([.C62]+2*[.D62])/3))/4;0.5)" office:value-type="float" office:value="10">
            <text:p>10</text:p>
          </table:table-cell>
        </table:table-row>
        <table:table-row table:style-name="ro1">
          <table:table-cell office:value-type="float" office:value="11104986">
            <text:p>11104986</text:p>
          </table:table-cell>
          <table:table-cell office:value-type="string">
            <text:p>FRAIN THIBAUT</text:p>
          </table:table-cell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/>
          <table:table-cell table:formula="of:=CEILING(([.E63]+3*MAX([.D63];([.C63]+2*[.D63])/3))/4;0.5)" office:value-type="float" office:value="9">
            <text:p>9</text:p>
          </table:table-cell>
        </table:table-row>
        <table:table-row table:style-name="ro1">
          <table:table-cell office:value-type="float" office:value="10800980">
            <text:p>10800980</text:p>
          </table:table-cell>
          <table:table-cell office:value-type="string">
            <text:p>FRENOY QUENTIN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CEILING(([.E64]+3*MAX([.D64];([.C64]+2*[.D64])/3))/4;0.5)" office:value-type="float" office:value="6">
            <text:p>6</text:p>
          </table:table-cell>
        </table:table-row>
        <table:table-row table:style-name="ro1">
          <table:table-cell office:value-type="float" office:value="11104619">
            <text:p>11104619</text:p>
          </table:table-cell>
          <table:table-cell office:value-type="string">
            <text:p>GALLOS LISON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12">
            <text:p>12</text:p>
          </table:table-cell>
          <table:table-cell table:formula="of:=CEILING(([.E65]+3*MAX([.D65];([.C65]+2*[.D65])/3))/4;0.5)" office:value-type="float" office:value="8">
            <text:p>8</text:p>
          </table:table-cell>
        </table:table-row>
        <table:table-row table:style-name="ro1">
          <table:table-cell office:value-type="float" office:value="11102816">
            <text:p>11102816</text:p>
          </table:table-cell>
          <table:table-cell office:value-type="string">
            <text:p>GENS MAXIM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CEILING(([.E66]+3*MAX([.D66];([.C66]+2*[.D66])/3))/4;0.5)" office:value-type="float" office:value="9">
            <text:p>9</text:p>
          </table:table-cell>
        </table:table-row>
        <table:table-row table:style-name="ro1">
          <table:table-cell office:value-type="float" office:value="11104151">
            <text:p>11104151</text:p>
          </table:table-cell>
          <table:table-cell office:value-type="string">
            <text:p>HAZEBROUCQ JULIEN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CEILING(([.E67]+3*MAX([.D67];([.C67]+2*[.D67])/3))/4;0.5)" office:value-type="float" office:value="8.5">
            <text:p>8.5</text:p>
          </table:table-cell>
        </table:table-row>
        <table:table-row table:style-name="ro1">
          <table:table-cell office:value-type="float" office:value="11103550">
            <text:p>11103550</text:p>
          </table:table-cell>
          <table:table-cell office:value-type="string">
            <text:p>HEDJAZ ALI</text:p>
          </table:table-cell>
          <table:table-cell office:value-type="float" office:value="18.5">
            <text:p>18.5</text:p>
          </table:table-cell>
          <table:table-cell office:value-type="float" office:value="11.5">
            <text:p>11.5</text:p>
          </table:table-cell>
          <table:table-cell/>
          <table:table-cell table:formula="of:=CEILING(([.E68]+3*MAX([.D68];([.C68]+2*[.D68])/3))/4;0.5)" office:value-type="float" office:value="10.5">
            <text:p>10.5</text:p>
          </table:table-cell>
        </table:table-row>
        <table:table-row table:style-name="ro1">
          <table:table-cell office:value-type="float" office:value="11007123">
            <text:p>11007123</text:p>
          </table:table-cell>
          <table:table-cell office:value-type="string">
            <text:p>HELLUY-LAFONT ETIENNE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formula="of:=CEILING(([.E69]+3*MAX([.D69];([.C69]+2*[.D69])/3))/4;0.5)" office:value-type="float" office:value="13">
            <text:p>13</text:p>
          </table:table-cell>
        </table:table-row>
        <table:table-row table:style-name="ro1">
          <table:table-cell office:value-type="float" office:value="11103928">
            <text:p>11103928</text:p>
          </table:table-cell>
          <table:table-cell office:value-type="string">
            <text:p>HEYTE FABIEN</text:p>
          </table:table-cell>
          <table:table-cell office:value-type="float" office:value="7.5">
            <text:p>7.5</text:p>
          </table:table-cell>
          <table:table-cell office:value-type="float" office:value="14">
            <text:p>14</text:p>
          </table:table-cell>
          <table:table-cell/>
          <table:table-cell table:formula="of:=CEILING(([.E70]+3*MAX([.D70];([.C70]+2*[.D70])/3))/4;0.5)" office:value-type="float" office:value="10.5">
            <text:p>10.5</text:p>
          </table:table-cell>
        </table:table-row>
        <table:table-row table:style-name="ro1">
          <table:table-cell office:value-type="float" office:value="11105186">
            <text:p>11105186</text:p>
          </table:table-cell>
          <table:table-cell office:value-type="string">
            <text:p>HOUDART EGLANTINE</text:p>
          </table:table-cell>
          <table:table-cell office:value-type="float" office:value="7">
            <text:p>7</text:p>
          </table:table-cell>
          <table:table-cell office:value-type="float" office:value="8.5">
            <text:p>8.5</text:p>
          </table:table-cell>
          <table:table-cell office:value-type="float" office:value="11">
            <text:p>11</text:p>
          </table:table-cell>
          <table:table-cell table:formula="of:=CEILING(([.E71]+3*MAX([.D71];([.C71]+2*[.D71])/3))/4;0.5)" office:value-type="float" office:value="9.5">
            <text:p>9.5</text:p>
          </table:table-cell>
        </table:table-row>
        <table:table-row table:style-name="ro1">
          <table:table-cell office:value-type="float" office:value="11202511">
            <text:p>11202511</text:p>
          </table:table-cell>
          <table:table-cell office:value-type="string">
            <text:p>HOUDELETTE REMI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formula="of:=CEILING(([.E72]+3*MAX([.D72];([.C72]+2*[.D72])/3))/4;0.5)" office:value-type="float" office:value="12">
            <text:p>12</text:p>
          </table:table-cell>
        </table:table-row>
        <table:table-row table:style-name="ro1">
          <table:table-cell office:value-type="float" office:value="10705532">
            <text:p>10705532</text:p>
          </table:table-cell>
          <table:table-cell office:value-type="string">
            <text:p>HUSQUIN CHARLES</text:p>
          </table:table-cell>
          <table:table-cell/>
          <table:table-cell office:value-type="float" office:value="14.5">
            <text:p>14.5</text:p>
          </table:table-cell>
          <table:table-cell/>
          <table:table-cell table:formula="of:=CEILING(([.E73]+3*MAX([.D73];([.C73]+2*[.D73])/3))/4;0.5)" office:value-type="float" office:value="11">
            <text:p>11</text:p>
          </table:table-cell>
        </table:table-row>
        <table:table-row table:style-name="ro1">
          <table:table-cell office:value-type="float" office:value="10901278">
            <text:p>10901278</text:p>
          </table:table-cell>
          <table:table-cell office:value-type="string">
            <text:p>IVANIC JULES</text:p>
          </table:table-cell>
          <table:table-cell office:value-type="float" office:value="7">
            <text:p>7</text:p>
          </table:table-cell>
          <table:table-cell office:value-type="float" office:value="16.5">
            <text:p>16.5</text:p>
          </table:table-cell>
          <table:table-cell/>
          <table:table-cell table:formula="of:=CEILING(([.E74]+3*MAX([.D74];([.C74]+2*[.D74])/3))/4;0.5)" office:value-type="float" office:value="12.5">
            <text:p>12.5</text:p>
          </table:table-cell>
        </table:table-row>
        <table:table-row table:style-name="ro1">
          <table:table-cell office:value-type="float" office:value="11202133">
            <text:p>11202133</text:p>
          </table:table-cell>
          <table:table-cell office:value-type="string">
            <text:p>JOLIBOIS NATHAN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/>
          <table:table-cell table:formula="of:=CEILING(([.E75]+3*MAX([.D75];([.C75]+2*[.D75])/3))/4;0.5)" office:value-type="float" office:value="5">
            <text:p>5</text:p>
          </table:table-cell>
        </table:table-row>
        <table:table-row table:style-name="ro1">
          <table:table-cell office:value-type="float" office:value="10901281">
            <text:p>10901281</text:p>
          </table:table-cell>
          <table:table-cell office:value-type="string">
            <text:p>KHELIL RACHID</text:p>
          </table:table-cell>
          <table:table-cell office:value-type="float" office:value="10">
            <text:p>10</text:p>
          </table:table-cell>
          <table:table-cell office:value-type="float" office:value="10.5">
            <text:p>10.5</text:p>
          </table:table-cell>
          <table:table-cell/>
          <table:table-cell table:formula="of:=CEILING(([.E76]+3*MAX([.D76];([.C76]+2*[.D76])/3))/4;0.5)" office:value-type="float" office:value="8">
            <text:p>8</text:p>
          </table:table-cell>
        </table:table-row>
        <table:table-row table:style-name="ro1">
          <table:table-cell office:value-type="float" office:value="11203019">
            <text:p>11203019</text:p>
          </table:table-cell>
          <table:table-cell office:value-type="string">
            <text:p>KOMA XAVI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CEILING(([.E77]+3*MAX([.D77];([.C77]+2*[.D77])/3))/4;0.5)" office:value-type="float" office:value="8">
            <text:p>8</text:p>
          </table:table-cell>
        </table:table-row>
        <table:table-row table:style-name="ro1">
          <table:table-cell office:value-type="float" office:value="11202105">
            <text:p>11202105</text:p>
          </table:table-cell>
          <table:table-cell office:value-type="string">
            <text:p>LALLBEEHARRY NAVI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CEILING(([.E78]+3*MAX([.D78];([.C78]+2*[.D78])/3))/4;0.5)" office:value-type="float" office:value="2">
            <text:p>2</text:p>
          </table:table-cell>
        </table:table-row>
        <table:table-row table:style-name="ro1">
          <table:table-cell office:value-type="float" office:value="11202709">
            <text:p>11202709</text:p>
          </table:table-cell>
          <table:table-cell office:value-type="string">
            <text:p>LANGLET ADRIEN</text:p>
          </table:table-cell>
          <table:table-cell office:value-type="float" office:value="4">
            <text:p>4</text:p>
          </table:table-cell>
          <table:table-cell office:value-type="float" office:value="6.5">
            <text:p>6.5</text:p>
          </table:table-cell>
          <table:table-cell/>
          <table:table-cell table:formula="of:=CEILING(([.E79]+3*MAX([.D79];([.C79]+2*[.D79])/3))/4;0.5)" office:value-type="float" office:value="5">
            <text:p>5</text:p>
          </table:table-cell>
        </table:table-row>
        <table:table-row table:style-name="ro1">
          <table:table-cell office:value-type="float" office:value="10908915">
            <text:p>10908915</text:p>
          </table:table-cell>
          <table:table-cell office:value-type="string">
            <text:p>LEBRAZI ALEXIS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CEILING(([.E80]+3*MAX([.D80];([.C80]+2*[.D80])/3))/4;0.5)" office:value-type="float" office:value="2.5">
            <text:p>2.5</text:p>
          </table:table-cell>
        </table:table-row>
        <table:table-row table:style-name="ro1">
          <table:table-cell office:value-type="float" office:value="11007059">
            <text:p>11007059</text:p>
          </table:table-cell>
          <table:table-cell office:value-type="string">
            <text:p>LECLERCQ LAURA</text:p>
          </table:table-cell>
          <table:table-cell office:value-type="float" office:value="10">
            <text:p>10</text:p>
          </table:table-cell>
          <table:table-cell office:value-type="float" office:value="12.5">
            <text:p>12.5</text:p>
          </table:table-cell>
          <table:table-cell/>
          <table:table-cell table:formula="of:=CEILING(([.E81]+3*MAX([.D81];([.C81]+2*[.D81])/3))/4;0.5)" office:value-type="float" office:value="9.5">
            <text:p>9.5</text:p>
          </table:table-cell>
        </table:table-row>
        <table:table-row table:style-name="ro1">
          <table:table-cell office:value-type="float" office:value="11202733">
            <text:p>11202733</text:p>
          </table:table-cell>
          <table:table-cell office:value-type="string">
            <text:p>LECLERCQ SEBASTIEN</text:p>
          </table:table-cell>
          <table:table-cell office:value-type="float" office:value="17.5">
            <text:p>17.5</text:p>
          </table:table-cell>
          <table:table-cell office:value-type="float" office:value="13.5">
            <text:p>13.5</text:p>
          </table:table-cell>
          <table:table-cell office:value-type="float" office:value="12">
            <text:p>12</text:p>
          </table:table-cell>
          <table:table-cell table:formula="of:=CEILING(([.E82]+3*MAX([.D82];([.C82]+2*[.D82])/3))/4;0.5)" office:value-type="float" office:value="14.5">
            <text:p>14.5</text:p>
          </table:table-cell>
        </table:table-row>
        <table:table-row table:style-name="ro1">
          <table:table-cell office:value-type="float" office:value="11105001">
            <text:p>11105001</text:p>
          </table:table-cell>
          <table:table-cell office:value-type="string">
            <text:p>LECOMTE MATTHIEU</text:p>
          </table:table-cell>
          <table:table-cell office:value-type="float" office:value="10.5">
            <text:p>10.5</text:p>
          </table:table-cell>
          <table:table-cell office:value-type="float" office:value="4.5">
            <text:p>4.5</text:p>
          </table:table-cell>
          <table:table-cell/>
          <table:table-cell table:formula="of:=CEILING(([.E83]+3*MAX([.D83];([.C83]+2*[.D83])/3))/4;0.5)" office:value-type="float" office:value="5">
            <text:p>5</text:p>
          </table:table-cell>
        </table:table-row>
        <table:table-row table:style-name="ro1">
          <table:table-cell office:value-type="float" office:value="10901721">
            <text:p>10901721</text:p>
          </table:table-cell>
          <table:table-cell office:value-type="string">
            <text:p>LEFEBVRE VICTO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  <table:table-cell table:formula="of:=CEILING(([.E84]+3*MAX([.D84];([.C84]+2*[.D84])/3))/4;0.5)" office:value-type="float" office:value="9">
            <text:p>9</text:p>
          </table:table-cell>
        </table:table-row>
        <table:table-row table:style-name="ro1">
          <table:table-cell office:value-type="float" office:value="11204419">
            <text:p>11204419</text:p>
          </table:table-cell>
          <table:table-cell office:value-type="string">
            <text:p>LEFEVRE CLEMENT</text:p>
          </table:table-cell>
          <table:table-cell office:value-type="float" office:value="11.5">
            <text:p>11.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CEILING(([.E85]+3*MAX([.D85];([.C85]+2*[.D85])/3))/4;0.5)" office:value-type="float" office:value="14.5">
            <text:p>14.5</text:p>
          </table:table-cell>
        </table:table-row>
        <table:table-row table:style-name="ro1">
          <table:table-cell office:value-type="float" office:value="10902599">
            <text:p>10902599</text:p>
          </table:table-cell>
          <table:table-cell office:value-type="string">
            <text:p>LEPAN FRANCOIS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CEILING(([.E86]+3*MAX([.D86];([.C86]+2*[.D86])/3))/4;0.5)" office:value-type="float" office:value="13.5">
            <text:p>13.5</text:p>
          </table:table-cell>
        </table:table-row>
        <table:table-row table:style-name="ro1">
          <table:table-cell office:value-type="float" office:value="10502379">
            <text:p>10502379</text:p>
          </table:table-cell>
          <table:table-cell office:value-type="string">
            <text:p>LHOMME JULIEN</text:p>
          </table:table-cell>
          <table:table-cell office:value-type="float" office:value="7">
            <text:p>7</text:p>
          </table:table-cell>
          <table:table-cell office:value-type="float" office:value="8.5">
            <text:p>8.5</text:p>
          </table:table-cell>
          <table:table-cell office:value-type="float" office:value="13">
            <text:p>13</text:p>
          </table:table-cell>
          <table:table-cell table:formula="of:=CEILING(([.E87]+3*MAX([.D87];([.C87]+2*[.D87])/3))/4;0.5)" office:value-type="float" office:value="10">
            <text:p>10</text:p>
          </table:table-cell>
        </table:table-row>
        <table:table-row table:style-name="ro1">
          <table:table-cell office:value-type="float" office:value="11109988">
            <text:p>11109988</text:p>
          </table:table-cell>
          <table:table-cell office:value-type="string">
            <text:p>LIN TIANJUN</text:p>
          </table:table-cell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/>
          <table:table-cell table:formula="of:=CEILING(([.E88]+3*MAX([.D88];([.C88]+2*[.D88])/3))/4;0.5)" office:value-type="float" office:value="6">
            <text:p>6</text:p>
          </table:table-cell>
        </table:table-row>
        <table:table-row table:style-name="ro1">
          <table:table-cell office:value-type="float" office:value="11203138">
            <text:p>11203138</text:p>
          </table:table-cell>
          <table:table-cell office:value-type="string">
            <text:p>LOYWICK ALEXANDRE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formula="of:=CEILING(([.E89]+3*MAX([.D89];([.C89]+2*[.D89])/3))/4;0.5)" office:value-type="float" office:value="14.5">
            <text:p>14.5</text:p>
          </table:table-cell>
        </table:table-row>
        <table:table-row table:style-name="ro1">
          <table:table-cell office:value-type="float" office:value="11010756">
            <text:p>11010756</text:p>
          </table:table-cell>
          <table:table-cell office:value-type="string">
            <text:p>LUDUNGE WENDI ANTONIA</text:p>
          </table:table-cell>
          <table:table-cell office:value-type="float" office:value="8">
            <text:p>8</text:p>
          </table:table-cell>
          <table:table-cell office:value-type="float" office:value="9.5">
            <text:p>9.5</text:p>
          </table:table-cell>
          <table:table-cell office:value-type="float" office:value="14">
            <text:p>14</text:p>
          </table:table-cell>
          <table:table-cell table:formula="of:=CEILING(([.E90]+3*MAX([.D90];([.C90]+2*[.D90])/3))/4;0.5)" office:value-type="float" office:value="11">
            <text:p>11</text:p>
          </table:table-cell>
        </table:table-row>
        <table:table-row table:style-name="ro1">
          <table:table-cell office:value-type="float" office:value="11018117">
            <text:p>11018117</text:p>
          </table:table-cell>
          <table:table-cell office:value-type="string">
            <text:p>MAIZ OUARDIA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CEILING(([.E91]+3*MAX([.D91];([.C91]+2*[.D91])/3))/4;0.5)" office:value-type="float" office:value="12.5">
            <text:p>12.5</text:p>
          </table:table-cell>
        </table:table-row>
        <table:table-row table:style-name="ro1">
          <table:table-cell office:value-type="float" office:value="10805286">
            <text:p>10805286</text:p>
          </table:table-cell>
          <table:table-cell office:value-type="string">
            <text:p>MAKUSA BENJAMIN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CEILING(([.E92]+3*MAX([.D92];([.C92]+2*[.D92])/3))/4;0.5)" office:value-type="float" office:value="4.5">
            <text:p>4.5</text:p>
          </table:table-cell>
        </table:table-row>
        <table:table-row table:style-name="ro1">
          <table:table-cell office:value-type="float" office:value="11106785">
            <text:p>11106785</text:p>
          </table:table-cell>
          <table:table-cell office:value-type="string">
            <text:p>MANFOUMBI ANIMBOGO GLENN VINCY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float" office:value="10">
            <text:p>10</text:p>
          </table:table-cell>
          <table:table-cell table:formula="of:=CEILING(([.E93]+3*MAX([.D93];([.C93]+2*[.D93])/3))/4;0.5)" office:value-type="float" office:value="7.5">
            <text:p>7.5</text:p>
          </table:table-cell>
        </table:table-row>
        <table:table-row table:style-name="ro1">
          <table:table-cell office:value-type="float" office:value="11010074">
            <text:p>11010074</text:p>
          </table:table-cell>
          <table:table-cell office:value-type="string">
            <text:p>MARQUET GAUVAIN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CEILING(([.E94]+3*MAX([.D94];([.C94]+2*[.D94])/3))/4;0.5)" office:value-type="float" office:value="15.5">
            <text:p>15.5</text:p>
          </table:table-cell>
        </table:table-row>
        <table:table-row table:style-name="ro1">
          <table:table-cell office:value-type="float" office:value="11101790">
            <text:p>11101790</text:p>
          </table:table-cell>
          <table:table-cell office:value-type="string">
            <text:p>MARTIN ANTOINE</text:p>
          </table:table-cell>
          <table:table-cell office:value-type="float" office:value="17">
            <text:p>17</text:p>
          </table:table-cell>
          <table:table-cell office:value-type="float" office:value="13.5">
            <text:p>13.5</text:p>
          </table:table-cell>
          <table:table-cell/>
          <table:table-cell table:formula="of:=CEILING(([.E95]+3*MAX([.D95];([.C95]+2*[.D95])/3))/4;0.5)" office:value-type="float" office:value="11">
            <text:p>11</text:p>
          </table:table-cell>
        </table:table-row>
        <table:table-row table:style-name="ro1">
          <table:table-cell office:value-type="float" office:value="10902426">
            <text:p>10902426</text:p>
          </table:table-cell>
          <table:table-cell office:value-type="string">
            <text:p>MARTIN NATHANAEL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/>
          <table:table-cell table:formula="of:=CEILING(([.E96]+3*MAX([.D96];([.C96]+2*[.D96])/3))/4;0.5)" office:value-type="float" office:value="9">
            <text:p>9</text:p>
          </table:table-cell>
        </table:table-row>
        <table:table-row table:style-name="ro1">
          <table:table-cell office:value-type="float" office:value="11008032">
            <text:p>11008032</text:p>
          </table:table-cell>
          <table:table-cell office:value-type="string">
            <text:p>MASSOL TO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table:formula="of:=CEILING(([.E97]+3*MAX([.D97];([.C97]+2*[.D97])/3))/4;0.5)" office:value-type="float" office:value="10">
            <text:p>10</text:p>
          </table:table-cell>
        </table:table-row>
        <table:table-row table:style-name="ro1">
          <table:table-cell office:value-type="float" office:value="11202484">
            <text:p>11202484</text:p>
          </table:table-cell>
          <table:table-cell office:value-type="string">
            <text:p>MESTDACH KEVIN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CEILING(([.E98]+3*MAX([.D98];([.C98]+2*[.D98])/3))/4;0.5)" office:value-type="float" office:value="9.5">
            <text:p>9.5</text:p>
          </table:table-cell>
        </table:table-row>
        <table:table-row table:style-name="ro1">
          <table:table-cell office:value-type="float" office:value="10501772">
            <text:p>10501772</text:p>
          </table:table-cell>
          <table:table-cell office:value-type="string">
            <text:p>MIKEM RAJIV</text:p>
          </table:table-cell>
          <table:table-cell table:number-columns-repeated="3"/>
          <table:table-cell table:formula="of:=CEILING(([.E99]+3*MAX([.D99];([.C99]+2*[.D99])/3))/4;0.5)" office:value-type="float" office:value="0">
            <text:p>0</text:p>
          </table:table-cell>
        </table:table-row>
        <table:table-row table:style-name="ro1">
          <table:table-cell office:value-type="float" office:value="10808222">
            <text:p>10808222</text:p>
          </table:table-cell>
          <table:table-cell office:value-type="string">
            <text:p>MOUATASSIM SANA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CEILING(([.E100]+3*MAX([.D100];([.C100]+2*[.D100])/3))/4;0.5)" office:value-type="float" office:value="7">
            <text:p>7</text:p>
          </table:table-cell>
        </table:table-row>
        <table:table-row table:style-name="ro1">
          <table:table-cell office:value-type="float" office:value="10604315">
            <text:p>10604315</text:p>
          </table:table-cell>
          <table:table-cell office:value-type="string">
            <text:p>MUNYANDILIKIRWA JEAN PARFAIT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/>
          <table:table-cell table:formula="of:=CEILING(([.E101]+3*MAX([.D101];([.C101]+2*[.D101])/3))/4;0.5)" office:value-type="float" office:value="4">
            <text:p>4</text:p>
          </table:table-cell>
        </table:table-row>
        <table:table-row table:style-name="ro1">
          <table:table-cell office:value-type="float" office:value="11203825">
            <text:p>11203825</text:p>
          </table:table-cell>
          <table:table-cell office:value-type="string">
            <text:p>NEJMEDDINE AYOUB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/>
          <table:table-cell table:formula="of:=CEILING(([.E102]+3*MAX([.D102];([.C102]+2*[.D102])/3))/4;0.5)" office:value-type="float" office:value="2.5">
            <text:p>2.5</text:p>
          </table:table-cell>
        </table:table-row>
        <table:table-row table:style-name="ro1">
          <table:table-cell office:value-type="float" office:value="10904378">
            <text:p>10904378</text:p>
          </table:table-cell>
          <table:table-cell office:value-type="string">
            <text:p>NININAHAZWE NADIA JEANNETTE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f:=CEILING(([.E103]+3*MAX([.D103];([.C103]+2*[.D103])/3))/4;0.5)" office:value-type="float" office:value="1.5">
            <text:p>1.5</text:p>
          </table:table-cell>
        </table:table-row>
        <table:table-row table:style-name="ro1">
          <table:table-cell office:value-type="float" office:value="11204466">
            <text:p>11204466</text:p>
          </table:table-cell>
          <table:table-cell office:value-type="string">
            <text:p>ORAL BUGRA</text:p>
          </table:table-cell>
          <table:table-cell office:value-type="float" office:value="12.5">
            <text:p>12.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CEILING(([.E104]+3*MAX([.D104];([.C104]+2*[.D104])/3))/4;0.5)" office:value-type="float" office:value="10.5">
            <text:p>10.5</text:p>
          </table:table-cell>
        </table:table-row>
        <table:table-row table:style-name="ro1">
          <table:table-cell office:value-type="float" office:value="11204391">
            <text:p>11204391</text:p>
          </table:table-cell>
          <table:table-cell office:value-type="string">
            <text:p>OUANNANE MOHAMED HAMZA</text:p>
          </table:table-cell>
          <table:table-cell office:value-type="float" office:value="8.5">
            <text:p>8.5</text:p>
          </table:table-cell>
          <table:table-cell office:value-type="float" office:value="8">
            <text:p>8</text:p>
          </table:table-cell>
          <table:table-cell/>
          <table:table-cell table:formula="of:=CEILING(([.E105]+3*MAX([.D105];([.C105]+2*[.D105])/3))/4;0.5)" office:value-type="float" office:value="6.5">
            <text:p>6.5</text:p>
          </table:table-cell>
        </table:table-row>
        <table:table-row table:style-name="ro1">
          <table:table-cell office:value-type="float" office:value="11204462">
            <text:p>11204462</text:p>
          </table:table-cell>
          <table:table-cell office:value-type="string">
            <text:p>OZUGUR CEYHUN</text:p>
          </table:table-cell>
          <table:table-cell office:value-type="float" office:value="11.5">
            <text:p>11.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CEILING(([.E106]+3*MAX([.D106];([.C106]+2*[.D106])/3))/4;0.5)" office:value-type="float" office:value="10.5">
            <text:p>10.5</text:p>
          </table:table-cell>
        </table:table-row>
        <table:table-row table:style-name="ro1">
          <table:table-cell office:value-type="float" office:value="11203550">
            <text:p>11203550</text:p>
          </table:table-cell>
          <table:table-cell office:value-type="string">
            <text:p>PEDE EMMANUEL</text:p>
          </table:table-cell>
          <table:table-cell office:value-type="float" office:value="13">
            <text:p>13</text:p>
          </table:table-cell>
          <table:table-cell office:value-type="float" office:value="11.5">
            <text:p>11.5</text:p>
          </table:table-cell>
          <table:table-cell/>
          <table:table-cell table:formula="of:=CEILING(([.E107]+3*MAX([.D107];([.C107]+2*[.D107])/3))/4;0.5)" office:value-type="float" office:value="9">
            <text:p>9</text:p>
          </table:table-cell>
        </table:table-row>
        <table:table-row table:style-name="ro1">
          <table:table-cell office:value-type="float" office:value="11205235">
            <text:p>11205235</text:p>
          </table:table-cell>
          <table:table-cell office:value-type="string">
            <text:p>PIETTE FABIEN</text:p>
          </table:table-cell>
          <table:table-cell office:value-type="float" office:value="9">
            <text:p>9</text:p>
          </table:table-cell>
          <table:table-cell office:value-type="float" office:value="12.5">
            <text:p>12.5</text:p>
          </table:table-cell>
          <table:table-cell office:value-type="float" office:value="11">
            <text:p>11</text:p>
          </table:table-cell>
          <table:table-cell table:formula="of:=CEILING(([.E108]+3*MAX([.D108];([.C108]+2*[.D108])/3))/4;0.5)" office:value-type="float" office:value="12.5">
            <text:p>12.5</text:p>
          </table:table-cell>
        </table:table-row>
        <table:table-row table:style-name="ro1">
          <table:table-cell office:value-type="float" office:value="11205047">
            <text:p>11205047</text:p>
          </table:table-cell>
          <table:table-cell office:value-type="string">
            <text:p>POUDROUX MATTHIEU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formula="of:=CEILING(([.E109]+3*MAX([.D109];([.C109]+2*[.D109])/3))/4;0.5)" office:value-type="float" office:value="7">
            <text:p>7</text:p>
          </table:table-cell>
        </table:table-row>
        <table:table-row table:style-name="ro1">
          <table:table-cell office:value-type="float" office:value="11001474">
            <text:p>11001474</text:p>
          </table:table-cell>
          <table:table-cell office:value-type="string">
            <text:p>POULET JULIE</text:p>
          </table:table-cell>
          <table:table-cell office:value-type="float" office:value="8">
            <text:p>8</text:p>
          </table:table-cell>
          <table:table-cell office:value-type="float" office:value="10.5">
            <text:p>10.5</text:p>
          </table:table-cell>
          <table:table-cell/>
          <table:table-cell table:formula="of:=CEILING(([.E110]+3*MAX([.D110];([.C110]+2*[.D110])/3))/4;0.5)" office:value-type="float" office:value="8">
            <text:p>8</text:p>
          </table:table-cell>
        </table:table-row>
        <table:table-row table:style-name="ro1">
          <table:table-cell office:value-type="float" office:value="11110004">
            <text:p>11110004</text:p>
          </table:table-cell>
          <table:table-cell office:value-type="string">
            <text:p>QIAN SICHEN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formula="of:=CEILING(([.E111]+3*MAX([.D111];([.C111]+2*[.D111])/3))/4;0.5)" office:value-type="float" office:value="4">
            <text:p>4</text:p>
          </table:table-cell>
        </table:table-row>
        <table:table-row table:style-name="ro1">
          <table:table-cell office:value-type="float" office:value="11205208">
            <text:p>11205208</text:p>
          </table:table-cell>
          <table:table-cell office:value-type="string">
            <text:p>RAKHAOUI MALIKA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table:formula="of:=CEILING(([.E112]+3*MAX([.D112];([.C112]+2*[.D112])/3))/4;0.5)" office:value-type="float" office:value="3.5">
            <text:p>3.5</text:p>
          </table:table-cell>
        </table:table-row>
        <table:table-row table:style-name="ro1">
          <table:table-cell office:value-type="float" office:value="10901177">
            <text:p>10901177</text:p>
          </table:table-cell>
          <table:table-cell office:value-type="string">
            <text:p>RAULIN ALEXANDRE</text:p>
          </table:table-cell>
          <table:table-cell office:value-type="float" office:value="8">
            <text:p>8</text:p>
          </table:table-cell>
          <table:table-cell office:value-type="float" office:value="10.5">
            <text:p>10.5</text:p>
          </table:table-cell>
          <table:table-cell/>
          <table:table-cell table:formula="of:=CEILING(([.E113]+3*MAX([.D113];([.C113]+2*[.D113])/3))/4;0.5)" office:value-type="float" office:value="8">
            <text:p>8</text:p>
          </table:table-cell>
        </table:table-row>
        <table:table-row table:style-name="ro1">
          <table:table-cell office:value-type="float" office:value="11205685">
            <text:p>11205685</text:p>
          </table:table-cell>
          <table:table-cell office:value-type="string">
            <text:p>RIQUIER CAMILLE</text:p>
          </table:table-cell>
          <table:table-cell office:value-type="float" office:value="9.5">
            <text:p>9.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CEILING(([.E114]+3*MAX([.D114];([.C114]+2*[.D114])/3))/4;0.5)" office:value-type="float" office:value="11">
            <text:p>11</text:p>
          </table:table-cell>
        </table:table-row>
        <table:table-row table:style-name="ro1">
          <table:table-cell office:value-type="float" office:value="10802928">
            <text:p>10802928</text:p>
          </table:table-cell>
          <table:table-cell office:value-type="string">
            <text:p>ROMMELARD SEBASTIEN</text:p>
          </table:table-cell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office:value-type="float" office:value="14">
            <text:p>14</text:p>
          </table:table-cell>
          <table:table-cell table:formula="of:=CEILING(([.E115]+3*MAX([.D115];([.C115]+2*[.D115])/3))/4;0.5)" office:value-type="float" office:value="10">
            <text:p>10</text:p>
          </table:table-cell>
        </table:table-row>
        <table:table-row table:style-name="ro1">
          <table:table-cell office:value-type="float" office:value="11202596">
            <text:p>11202596</text:p>
          </table:table-cell>
          <table:table-cell office:value-type="string">
            <text:p>RUCAR ALEXIS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9">
            <text:p>9</text:p>
          </table:table-cell>
          <table:table-cell table:formula="of:=CEILING(([.E116]+3*MAX([.D116];([.C116]+2*[.D116])/3))/4;0.5)" office:value-type="float" office:value="6.5">
            <text:p>6.5</text:p>
          </table:table-cell>
        </table:table-row>
        <table:table-row table:style-name="ro1">
          <table:table-cell office:value-type="float" office:value="11007400">
            <text:p>11007400</text:p>
          </table:table-cell>
          <table:table-cell office:value-type="string">
            <text:p>RUYTOOR BENJAMIN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CEILING(([.E117]+3*MAX([.D117];([.C117]+2*[.D117])/3))/4;0.5)" office:value-type="float" office:value="12">
            <text:p>12</text:p>
          </table:table-cell>
        </table:table-row>
        <table:table-row table:style-name="ro1">
          <table:table-cell office:value-type="float" office:value="11009742">
            <text:p>11009742</text:p>
          </table:table-cell>
          <table:table-cell office:value-type="string">
            <text:p>RYCKEMBUSCH NICOLAS</text:p>
          </table:table-cell>
          <table:table-cell office:value-type="float" office:value="14.5">
            <text:p>14.5</text:p>
          </table:table-cell>
          <table:table-cell office:value-type="float" office:value="17.5">
            <text:p>17.5</text:p>
          </table:table-cell>
          <table:table-cell office:value-type="float" office:value="13">
            <text:p>13</text:p>
          </table:table-cell>
          <table:table-cell table:formula="of:=CEILING(([.E118]+3*MAX([.D118];([.C118]+2*[.D118])/3))/4;0.5)" office:value-type="float" office:value="16.5">
            <text:p>16.5</text:p>
          </table:table-cell>
        </table:table-row>
        <table:table-row table:style-name="ro1">
          <table:table-cell office:value-type="float" office:value="11205221">
            <text:p>11205221</text:p>
          </table:table-cell>
          <table:table-cell office:value-type="string">
            <text:p>SAINT-MAXENT LOUIS</text:p>
          </table:table-cell>
          <table:table-cell office:value-type="float" office:value="10">
            <text:p>10</text:p>
          </table:table-cell>
          <table:table-cell office:value-type="float" office:value="10.5">
            <text:p>10.5</text:p>
          </table:table-cell>
          <table:table-cell/>
          <table:table-cell table:formula="of:=CEILING(([.E119]+3*MAX([.D119];([.C119]+2*[.D119])/3))/4;0.5)" office:value-type="float" office:value="8">
            <text:p>8</text:p>
          </table:table-cell>
        </table:table-row>
        <table:table-row table:style-name="ro1">
          <table:table-cell office:value-type="float" office:value="11205368">
            <text:p>11205368</text:p>
          </table:table-cell>
          <table:table-cell office:value-type="string">
            <text:p>SAMSON JEREMIE</text:p>
          </table:table-cell>
          <table:table-cell office:value-type="float" office:value="4.5">
            <text:p>4.5</text:p>
          </table:table-cell>
          <table:table-cell office:value-type="float" office:value="8.5">
            <text:p>8.5</text:p>
          </table:table-cell>
          <table:table-cell office:value-type="float" office:value="10">
            <text:p>10</text:p>
          </table:table-cell>
          <table:table-cell table:formula="of:=CEILING(([.E120]+3*MAX([.D120];([.C120]+2*[.D120])/3))/4;0.5)" office:value-type="float" office:value="9">
            <text:p>9</text:p>
          </table:table-cell>
        </table:table-row>
        <table:table-row table:style-name="ro1">
          <table:table-cell office:value-type="float" office:value="11103921">
            <text:p>11103921</text:p>
          </table:table-cell>
          <table:table-cell office:value-type="string">
            <text:p>SERIR JEAN-FRANCOIS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/>
          <table:table-cell table:formula="of:=CEILING(([.E121]+3*MAX([.D121];([.C121]+2*[.D121])/3))/4;0.5)" office:value-type="float" office:value="4.5">
            <text:p>4.5</text:p>
          </table:table-cell>
        </table:table-row>
        <table:table-row table:style-name="ro1">
          <table:table-cell office:value-type="float" office:value="11002360">
            <text:p>11002360</text:p>
          </table:table-cell>
          <table:table-cell office:value-type="string">
            <text:p>SPLETE CESAR</text:p>
          </table:table-cell>
          <table:table-cell office:value-type="float" office:value="17.5">
            <text:p>17.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CEILING(([.E122]+3*MAX([.D122];([.C122]+2*[.D122])/3))/4;0.5)" office:value-type="float" office:value="14">
            <text:p>14</text:p>
          </table:table-cell>
        </table:table-row>
        <table:table-row table:style-name="ro1">
          <table:table-cell office:value-type="float" office:value="11110006">
            <text:p>11110006</text:p>
          </table:table-cell>
          <table:table-cell office:value-type="string">
            <text:p>TANG MENGMENG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table:formula="of:=CEILING(([.E123]+3*MAX([.D123];([.C123]+2*[.D123])/3))/4;0.5)" office:value-type="float" office:value="12">
            <text:p>12</text:p>
          </table:table-cell>
        </table:table-row>
        <table:table-row table:style-name="ro1">
          <table:table-cell office:value-type="float" office:value="10704219">
            <text:p>10704219</text:p>
          </table:table-cell>
          <table:table-cell office:value-type="string">
            <text:p>TIMERA AMARA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formula="of:=CEILING(([.E124]+3*MAX([.D124];([.C124]+2*[.D124])/3))/4;0.5)" office:value-type="float" office:value="4.5">
            <text:p>4.5</text:p>
          </table:table-cell>
        </table:table-row>
        <table:table-row table:style-name="ro1">
          <table:table-cell office:value-type="float" office:value="10810747">
            <text:p>10810747</text:p>
          </table:table-cell>
          <table:table-cell office:value-type="string">
            <text:p>TOUBI ZAKARIA</text:p>
          </table:table-cell>
          <table:table-cell table:number-columns-repeated="3"/>
          <table:table-cell table:formula="of:=CEILING(([.E125]+3*MAX([.D125];([.C125]+2*[.D125])/3))/4;0.5)" office:value-type="float" office:value="0">
            <text:p>0</text:p>
          </table:table-cell>
        </table:table-row>
        <table:table-row table:style-name="ro1">
          <table:table-cell office:value-type="float" office:value="11202338">
            <text:p>11202338</text:p>
          </table:table-cell>
          <table:table-cell office:value-type="string">
            <text:p>TOULOTTE JASON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CEILING(([.E126]+3*MAX([.D126];([.C126]+2*[.D126])/3))/4;0.5)" office:value-type="float" office:value="8.5">
            <text:p>8.5</text:p>
          </table:table-cell>
        </table:table-row>
        <table:table-row table:style-name="ro1">
          <table:table-cell office:value-type="float" office:value="11104958">
            <text:p>11104958</text:p>
          </table:table-cell>
          <table:table-cell office:value-type="string">
            <text:p>TRAN TONY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CEILING(([.E127]+3*MAX([.D127];([.C127]+2*[.D127])/3))/4;0.5)" office:value-type="float" office:value="7">
            <text:p>7</text:p>
          </table:table-cell>
        </table:table-row>
        <table:table-row table:style-name="ro1">
          <table:table-cell office:value-type="float" office:value="11202082">
            <text:p>11202082</text:p>
          </table:table-cell>
          <table:table-cell office:value-type="string">
            <text:p>VALLERAND CLEMENT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CEILING(([.E128]+3*MAX([.D128];([.C128]+2*[.D128])/3))/4;0.5)" office:value-type="float" office:value="4.5">
            <text:p>4.5</text:p>
          </table:table-cell>
        </table:table-row>
        <table:table-row table:style-name="ro1">
          <table:table-cell office:value-type="float" office:value="10808674">
            <text:p>10808674</text:p>
          </table:table-cell>
          <table:table-cell office:value-type="string">
            <text:p>VAN RYSEGHEM BENJAMIN</text:p>
          </table:table-cell>
          <table:table-cell office:value-type="float" office:value="13.5">
            <text:p>13.5</text:p>
          </table:table-cell>
          <table:table-cell office:value-type="float" office:value="14.5">
            <text:p>14.5</text:p>
          </table:table-cell>
          <table:table-cell office:value-type="float" office:value="11">
            <text:p>11</text:p>
          </table:table-cell>
          <table:table-cell table:formula="of:=CEILING(([.E129]+3*MAX([.D129];([.C129]+2*[.D129])/3))/4;0.5)" office:value-type="float" office:value="14">
            <text:p>14</text:p>
          </table:table-cell>
        </table:table-row>
        <table:table-row table:style-name="ro1">
          <table:table-cell office:value-type="float" office:value="11102687">
            <text:p>11102687</text:p>
          </table:table-cell>
          <table:table-cell office:value-type="string">
            <text:p>VANDERHEYDEN THOMAS</text:p>
          </table:table-cell>
          <table:table-cell office:value-type="float" office:value="10.5">
            <text:p>10.5</text:p>
          </table:table-cell>
          <table:table-cell office:value-type="float" office:value="7">
            <text:p>7</text:p>
          </table:table-cell>
          <table:table-cell/>
          <table:table-cell table:formula="of:=CEILING(([.E130]+3*MAX([.D130];([.C130]+2*[.D130])/3))/4;0.5)" office:value-type="float" office:value="6.5">
            <text:p>6.5</text:p>
          </table:table-cell>
        </table:table-row>
        <table:table-row table:style-name="ro1">
          <table:table-cell office:value-type="float" office:value="10903994">
            <text:p>10903994</text:p>
          </table:table-cell>
          <table:table-cell office:value-type="string">
            <text:p>VANUXEM YANNICK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/>
          <table:table-cell table:formula="of:=CEILING(([.E131]+3*MAX([.D131];([.C131]+2*[.D131])/3))/4;0.5)" office:value-type="float" office:value="3.5">
            <text:p>3.5</text:p>
          </table:table-cell>
        </table:table-row>
        <table:table-row table:style-name="ro1">
          <table:table-cell office:value-type="float" office:value="11202738">
            <text:p>11202738</text:p>
          </table:table-cell>
          <table:table-cell office:value-type="string">
            <text:p>WATTEAU DONOVAN</text:p>
          </table:table-cell>
          <table:table-cell office:value-type="float" office:value="19.5">
            <text:p>19.5</text:p>
          </table:table-cell>
          <table:table-cell table:number-columns-repeated="2" office:value-type="float" office:value="13">
            <text:p>13</text:p>
          </table:table-cell>
          <table:table-cell table:formula="of:=CEILING(([.E132]+3*MAX([.D132];([.C132]+2*[.D132])/3))/4;0.5)" office:value-type="float" office:value="15">
            <text:p>15</text:p>
          </table:table-cell>
        </table:table-row>
        <table:table-row table:style-name="ro1">
          <table:table-cell office:value-type="float" office:value="10900832">
            <text:p>10900832</text:p>
          </table:table-cell>
          <table:table-cell office:value-type="string">
            <text:p>WINDELS ROMAIN</text:p>
          </table:table-cell>
          <table:table-cell office:value-type="float" office:value="12.5">
            <text:p>12.5</text:p>
          </table:table-cell>
          <table:table-cell office:value-type="float" office:value="17">
            <text:p>17</text:p>
          </table:table-cell>
          <table:table-cell/>
          <table:table-cell table:formula="of:=CEILING(([.E133]+3*MAX([.D133];([.C133]+2*[.D133])/3))/4;0.5)" office:value-type="float" office:value="13">
            <text:p>13</text:p>
          </table:table-cell>
        </table:table-row>
        <table:table-row table:style-name="ro1">
          <table:table-cell office:value-type="float" office:value="11110032">
            <text:p>11110032</text:p>
          </table:table-cell>
          <table:table-cell office:value-type="string">
            <text:p>ZHAO SHICHEN</text:p>
          </table:table-cell>
          <table:table-cell office:value-type="float" office:value="11.5">
            <text:p>11.5</text:p>
          </table:table-cell>
          <table:table-cell office:value-type="float" office:value="12.5">
            <text:p>12.5</text:p>
          </table:table-cell>
          <table:table-cell/>
          <table:table-cell table:formula="of:=CEILING(([.E134]+3*MAX([.D134];([.C134]+2*[.D134])/3))/4;0.5)" office:value-type="float" office:value="9.5">
            <text:p>9.5</text:p>
          </table:table-cell>
        </table:table-row>
        <table:table-row table:style-name="ro1">
          <table:table-cell table:number-columns-repeated="5"/>
          <table:table-cell table:formula="of:=AVERAGE([.F2:.F134])" office:value-type="float" office:value="8.41666666666667">
            <text:p>8.416666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01/11/2012</text:date>, <text:time>17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1T17:40:35</dc:date>
    <meta:generator>OpenOffice.org/3.3$Unix OpenOffice.org_project/330m20$Build-9567</meta:generator>
    <meta:editing-duration>PT26M23S</meta:editing-duration>
    <meta:editing-cycles>3</meta:editing-cycles>
    <meta:document-statistic meta:table-count="1" meta:cell-count="801" meta:object-count="0"/>
  </office:meta>
</office:document-meta>
</file>